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00000003D608CF908.png" manifest:media-type="image/png"/>
  <manifest:file-entry manifest:full-path="Pictures/100000010000004E0000003DB37F3D3B.png" manifest:media-type="image/png"/>
  <manifest:file-entry manifest:full-path="Pictures/100000010000006E0000003D5C2461ED.png" manifest:media-type="image/png"/>
  <manifest:file-entry manifest:full-path="Pictures/10000001000000630000003C133E598D.png" manifest:media-type="image/png"/>
  <manifest:file-entry manifest:full-path="Pictures/10000001000000440000003CDC64D0A8.png" manifest:media-type="image/png"/>
  <manifest:file-entry manifest:full-path="Pictures/10000001000000630000003D32E9DDB6.png" manifest:media-type="image/png"/>
  <manifest:file-entry manifest:full-path="Pictures/10000000000000C70000003DAE89A45D.png" manifest:media-type="image/png"/>
  <manifest:file-entry manifest:full-path="Pictures/100000010000006F0000003CF9D2E8A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32549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4472c4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</style:style>
    <style:style style:name="gr19" style:family="graphic" style:parent-style-name="standard">
      <style:graphic-properties draw:stroke="solid" svg:stroke-width="0.035cm" svg:stroke-color="#ffc000" draw:stroke-linejoin="miter" svg:stroke-linecap="butt" draw:fill="solid" draw:fill-color="#ffc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079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>
      <style:graphic-properties style:protect="size" loext:decorative="false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106cm" svg:stroke-color="#4472c4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</style:style>
    <style:style style:name="gr41" style:family="graphic" style:parent-style-name="standard">
      <style:graphic-properties draw:stroke="solid" svg:stroke-width="0.106cm" svg:stroke-color="#ffc000" draw:stroke-linejoin="miter" svg:stroke-linecap="butt" draw:fill="solid" draw:fill-color="#ffc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159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46" style:family="graphic" style:parent-style-name="standard">
      <style:graphic-properties draw:stroke="solid" svg:stroke-width="0.035cm" svg:stroke-color="#000000" draw:marker-start="msArrowOpenEnd_20_5_20_35" draw:marker-start-width="0.245cm" draw:marker-start-center="false" draw:marker-end="msArrowOpenEnd_20_5_20_35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7" style:family="graphic" style:parent-style-name="standard" style:list-style-name="L4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light1" loext:color-type="theme"/>
      </style:graphic-properties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light1" loext:color-type="theme"/>
      </style:graphic-properties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4472c4" draw:marker-end="msArrowOpenEnd_20_5_20_35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53" style:family="graphic" style:parent-style-name="standard" style:list-style-name="L4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bitmap" draw:fill-image-name="msFillBitmap_20_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79cm" svg:stroke-color="#1d3155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57" style:family="graphic" style:parent-style-name="standard">
      <style:graphic-properties draw:stroke="dash" draw:stroke-dash="Long_20_Dash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8" style:family="graphic" style:parent-style-name="standard" style:list-style-name="L4">
      <style:graphic-properties draw:stroke="none" svg:stroke-width="0cm" draw:fill="bitmap" draw:fill-image-name="msFillBitmap_20_1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</style:style>
    <style:style style:name="gr60" style:family="graphic" style:parent-style-name="standard" style:list-style-name="L4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79cm" svg:stroke-color="#1d3155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62" style:family="graphic" style:parent-style-name="standard">
      <style:graphic-properties draw:stroke="solid" svg:stroke-width="0.035cm" svg:stroke-color="#1d3155" draw:marker-end="msArrowOpenEnd_20_5_20_35" draw:marker-end-width="0.245cm" draw:marker-end-center="false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63" style:family="graphic" style:parent-style-name="standard">
      <style:graphic-properties draw:stroke="solid" svg:stroke-width="0.035cm" svg:stroke-color="#32549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019cm" fo:min-width="1.911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6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="bitmap" draw:fill-image-name="msFillBitmap_20_1" style:repeat="stretch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="bitmap" draw:fill-image-name="msFillBitmap_20_3" style:repeat="stretch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loext:graphic-properties draw:fill="bitmap" draw:fill-image-name="msFillBitmap_20_5" style:repeat="stretch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loext:graphic-properties draw:fill="bitmap" draw:fill-image-name="msFillBitmap_20_6" style:repeat="stretch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loext:graphic-properties draw:fill="bitmap" draw:fill-image-name="msFillBitmap_20_8" style:repeat="stretch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9" style:family="paragraph">
      <loext:graphic-properties draw:fill="bitmap" draw:fill-image-name="msFillBitmap_20_9" style:repeat="stretch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0" style:family="paragraph">
      <loext:graphic-properties draw:fill="bitmap" draw:fill-image-name="msFillBitmap_20_10" style:repeat="stretch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1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36" draw:style-name="gr1" draw:text-style-name="P1" draw:layer="layout" svg:width="2.41cm" svg:height="2.268cm" svg:x="11.528cm" svg:y="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1" draw:text-style-name="P1" draw:layer="layout" svg:width="2.41cm" svg:height="2.268cm" svg:x="13.939cm" svg:y="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1" draw:text-style-name="P1" draw:layer="layout" svg:width="2.41cm" svg:height="2.268cm" svg:x="16.351cm" svg:y="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1" draw:text-style-name="P1" draw:layer="layout" svg:width="2.41cm" svg:height="2.268cm" svg:x="18.762cm" svg:y="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" draw:text-style-name="P1" draw:layer="layout" svg:width="2.41cm" svg:height="2.268cm" svg:x="9.099cm" svg:y="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" draw:text-style-name="P1" draw:layer="layout" svg:width="2.41cm" svg:height="2.268cm" svg:x="9.099cm" svg:y="6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" draw:text-style-name="P1" draw:layer="layout" svg:width="2.41cm" svg:height="2.268cm" svg:x="9.099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" draw:text-style-name="P1" draw:layer="layout" svg:width="2.41cm" svg:height="2.268cm" svg:x="9.099cm" svg:y="11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1" draw:text-style-name="P1" draw:layer="layout" svg:width="2.41cm" svg:height="2.268cm" svg:x="21.174cm" svg:y="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" draw:text-style-name="P1" draw:layer="layout" svg:width="2.41cm" svg:height="2.268cm" svg:x="21.174cm" svg:y="6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1" draw:text-style-name="P1" draw:layer="layout" svg:width="2.41cm" svg:height="2.268cm" svg:x="21.174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1" draw:text-style-name="P1" draw:layer="layout" svg:width="2.41cm" svg:height="2.268cm" svg:x="21.174cm" svg:y="11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1" draw:text-style-name="P1" draw:layer="layout" svg:width="2.41cm" svg:height="2.268cm" svg:x="11.528cm" svg:y="13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1" draw:text-style-name="P1" draw:layer="layout" svg:width="2.41cm" svg:height="2.268cm" svg:x="13.939cm" svg:y="13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1" draw:text-style-name="P1" draw:layer="layout" svg:width="2.41cm" svg:height="2.268cm" svg:x="16.351cm" svg:y="13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1" draw:text-style-name="P1" draw:layer="layout" svg:width="2.41cm" svg:height="2.268cm" svg:x="18.762cm" svg:y="13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2.41cm" svg:height="2.268cm" svg:x="11.542cm" svg:y="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2.41cm" svg:height="2.268cm" svg:x="13.953cm" svg:y="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2.41cm" svg:height="2.268cm" svg:x="16.365cm" svg:y="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2.41cm" svg:height="2.268cm" svg:x="18.776cm" svg:y="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2.41cm" svg:height="2.268cm" svg:x="11.542cm" svg:y="6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1" draw:layer="layout" svg:width="2.41cm" svg:height="2.268cm" svg:x="13.953cm" svg:y="6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2.41cm" svg:height="2.268cm" svg:x="16.365cm" svg:y="6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" draw:text-style-name="P1" draw:layer="layout" svg:width="2.41cm" svg:height="2.268cm" svg:x="18.776cm" svg:y="6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" draw:text-style-name="P1" draw:layer="layout" svg:width="2.41cm" svg:height="2.268cm" svg:x="11.542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1" draw:layer="layout" svg:width="2.41cm" svg:height="2.268cm" svg:x="13.953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" draw:text-style-name="P1" draw:layer="layout" svg:width="2.41cm" svg:height="2.268cm" svg:x="16.365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2.41cm" svg:height="2.268cm" svg:x="18.776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2.41cm" svg:height="2.268cm" svg:x="11.542cm" svg:y="11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" draw:text-style-name="P1" draw:layer="layout" svg:width="2.41cm" svg:height="2.268cm" svg:x="13.953cm" svg:y="11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2.41cm" svg:height="2.268cm" svg:x="16.365cm" svg:y="11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draw:layer="layout" svg:width="2.41cm" svg:height="2.268cm" svg:x="18.776cm" svg:y="11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" draw:text-style-name="P3" draw:layer="layout" svg:width="0.816cm" svg:height="1.013cm" svg:x="12.338cm" svg:y="5.101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3" draw:layer="layout" svg:width="0.816cm" svg:height="1.013cm" svg:x="14.75cm" svg:y="5.101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3" draw:layer="layout" svg:width="0.816cm" svg:height="1.013cm" svg:x="17.161cm" svg:y="5.101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3" draw:layer="layout" svg:width="0.816cm" svg:height="1.013cm" svg:x="19.572cm" svg:y="5.101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6" draw:text-style-name="P3" draw:layer="layout" svg:width="0.816cm" svg:height="1.013cm" svg:x="12.338cm" svg:y="7.369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7" draw:text-style-name="P3" draw:layer="layout" svg:width="0.816cm" svg:height="1.013cm" svg:x="14.75cm" svg:y="7.369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3" draw:layer="layout" svg:width="0.816cm" svg:height="1.013cm" svg:x="17.161cm" svg:y="7.369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9" draw:text-style-name="P3" draw:layer="layout" svg:width="0.816cm" svg:height="1.013cm" svg:x="19.572cm" svg:y="7.369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0" draw:text-style-name="P3" draw:layer="layout" svg:width="0.816cm" svg:height="1.013cm" svg:x="12.338cm" svg:y="9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1" draw:text-style-name="P3" draw:layer="layout" svg:width="0.816cm" svg:height="1.013cm" svg:x="14.75cm" svg:y="9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2" draw:text-style-name="P3" draw:layer="layout" svg:width="0.816cm" svg:height="1.013cm" svg:x="17.161cm" svg:y="9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3" draw:text-style-name="P3" draw:layer="layout" svg:width="0.816cm" svg:height="1.013cm" svg:x="19.572cm" svg:y="9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4" draw:text-style-name="P3" draw:layer="layout" svg:width="0.816cm" svg:height="1.013cm" svg:x="12.338cm" svg:y="11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5" draw:text-style-name="P3" draw:layer="layout" svg:width="0.816cm" svg:height="1.013cm" svg:x="14.75cm" svg:y="11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6" draw:text-style-name="P3" draw:layer="layout" svg:width="0.816cm" svg:height="1.013cm" svg:x="17.161cm" svg:y="11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7" draw:text-style-name="P3" draw:layer="layout" svg:width="0.816cm" svg:height="1.013cm" svg:x="19.572cm" svg:y="11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4" draw:style-name="gr18" draw:text-style-name="P4" draw:layer="layout" svg:width="0.364cm" svg:height="0.344cm" svg:x="13.768cm" svg:y="5.44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18" draw:text-style-name="P4" draw:layer="layout" svg:width="0.364cm" svg:height="0.344cm" svg:x="16.169cm" svg:y="5.44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18" draw:text-style-name="P4" draw:layer="layout" svg:width="0.364cm" svg:height="0.344cm" svg:x="18.594cm" svg:y="5.44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" draw:style-name="gr18" draw:text-style-name="P4" draw:layer="layout" svg:width="0.364cm" svg:height="0.344cm" svg:x="13.768cm" svg:y="7.70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18" draw:text-style-name="P4" draw:layer="layout" svg:width="0.364cm" svg:height="0.344cm" svg:x="16.169cm" svg:y="7.70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1" draw:style-name="gr18" draw:text-style-name="P4" draw:layer="layout" svg:width="0.364cm" svg:height="0.344cm" svg:x="18.594cm" svg:y="7.70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4" draw:style-name="gr18" draw:text-style-name="P4" draw:layer="layout" svg:width="0.364cm" svg:height="0.344cm" svg:x="13.768cm" svg:y="9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18" draw:text-style-name="P4" draw:layer="layout" svg:width="0.364cm" svg:height="0.344cm" svg:x="16.169cm" svg:y="9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18" draw:text-style-name="P4" draw:layer="layout" svg:width="0.364cm" svg:height="0.344cm" svg:x="18.594cm" svg:y="9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18" draw:text-style-name="P4" draw:layer="layout" svg:width="0.364cm" svg:height="0.344cm" svg:x="13.768cm" svg:y="12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18" draw:text-style-name="P4" draw:layer="layout" svg:width="0.364cm" svg:height="0.344cm" svg:x="16.169cm" svg:y="12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18" draw:text-style-name="P4" draw:layer="layout" svg:width="0.364cm" svg:height="0.344cm" svg:x="18.594cm" svg:y="12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19" draw:text-style-name="P5" draw:layer="layout" svg:width="0.364cm" svg:height="0.344cm" svg:x="12.569cm" svg:y="6.57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19" draw:text-style-name="P5" draw:layer="layout" svg:width="0.364cm" svg:height="0.344cm" svg:x="12.565cm" svg:y="8.79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19" draw:text-style-name="P5" draw:layer="layout" svg:width="0.364cm" svg:height="0.344cm" svg:x="12.565cm" svg:y="11.07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19" draw:text-style-name="P5" draw:layer="layout" svg:width="0.364cm" svg:height="0.344cm" svg:x="14.981cm" svg:y="6.54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19" draw:text-style-name="P5" draw:layer="layout" svg:width="0.364cm" svg:height="0.344cm" svg:x="14.976cm" svg:y="8.7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19" draw:text-style-name="P5" draw:layer="layout" svg:width="0.364cm" svg:height="0.344cm" svg:x="14.976cm" svg:y="11.04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19" draw:text-style-name="P5" draw:layer="layout" svg:width="0.364cm" svg:height="0.344cm" svg:x="17.392cm" svg:y="6.57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19" draw:text-style-name="P5" draw:layer="layout" svg:width="0.364cm" svg:height="0.344cm" svg:x="17.388cm" svg:y="8.79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19" draw:text-style-name="P5" draw:layer="layout" svg:width="0.364cm" svg:height="0.344cm" svg:x="17.388cm" svg:y="11.07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9" draw:style-name="gr19" draw:text-style-name="P5" draw:layer="layout" svg:width="0.364cm" svg:height="0.344cm" svg:x="19.803cm" svg:y="6.54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0" draw:style-name="gr19" draw:text-style-name="P5" draw:layer="layout" svg:width="0.364cm" svg:height="0.344cm" svg:x="19.799cm" svg:y="8.7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1" draw:style-name="gr19" draw:text-style-name="P5" draw:layer="layout" svg:width="0.364cm" svg:height="0.344cm" svg:x="19.799cm" svg:y="11.07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Connector 84" draw:style-name="gr20" draw:text-style-name="P6" draw:layer="layout" draw:type="line" svg:x1="11.541cm" svg:y1="4.479cm" svg:x2="21.187cm" svg:y2="4.479cm" svg:d="M11541 4479h9646" svg:viewBox="0 0 9647 1">
          <text:p/>
        </draw:connector>
        <draw:connector draw:name="Straight Connector 87" draw:style-name="gr20" draw:text-style-name="P6" draw:layer="layout" draw:type="line" svg:x1="11.534cm" svg:y1="13.554cm" svg:x2="21.18cm" svg:y2="13.554cm" svg:d="M11534 13554h9646" svg:viewBox="0 0 9647 1">
          <text:p/>
        </draw:connector>
        <draw:custom-shape draw:name="Oval 88" draw:style-name="gr19" draw:text-style-name="P5" draw:layer="layout" svg:width="0.364cm" svg:height="0.344cm" svg:x="12.565cm" svg:y="13.4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9" draw:style-name="gr19" draw:text-style-name="P5" draw:layer="layout" svg:width="0.364cm" svg:height="0.344cm" svg:x="14.976cm" svg:y="13.3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0" draw:style-name="gr19" draw:text-style-name="P5" draw:layer="layout" svg:width="0.364cm" svg:height="0.344cm" svg:x="17.388cm" svg:y="13.4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" draw:style-name="gr19" draw:text-style-name="P5" draw:layer="layout" svg:width="0.364cm" svg:height="0.344cm" svg:x="19.799cm" svg:y="13.3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Connector 101" draw:style-name="gr20" draw:text-style-name="P6" draw:layer="layout" draw:type="line" svg:x1="21.18cm" svg:y1="4.416cm" svg:x2="21.18cm" svg:y2="13.554cm" svg:d="M21180 4416v9138" svg:viewBox="0 0 1 9139">
          <text:p/>
        </draw:connector>
        <draw:connector draw:name="Straight Connector 105" draw:style-name="gr20" draw:text-style-name="P6" draw:layer="layout" draw:type="line" svg:x1="11.524cm" svg:y1="4.416cm" svg:x2="11.541cm" svg:y2="13.588cm" svg:d="M11524 4416l17 9172" svg:viewBox="0 0 18 9173">
          <text:p/>
        </draw:connector>
        <draw:custom-shape draw:name="Oval 106" draw:style-name="gr18" draw:text-style-name="P4" draw:layer="layout" svg:width="0.364cm" svg:height="0.344cm" svg:x="11.362cm" svg:y="5.44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18" draw:text-style-name="P4" draw:layer="layout" svg:width="0.364cm" svg:height="0.344cm" svg:x="11.362cm" svg:y="7.70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18" draw:text-style-name="P4" draw:layer="layout" svg:width="0.364cm" svg:height="0.344cm" svg:x="11.362cm" svg:y="9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18" draw:text-style-name="P4" draw:layer="layout" svg:width="0.364cm" svg:height="0.344cm" svg:x="11.362cm" svg:y="12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18" draw:text-style-name="P4" draw:layer="layout" svg:width="0.364cm" svg:height="0.344cm" svg:x="21.005cm" svg:y="5.44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18" draw:text-style-name="P4" draw:layer="layout" svg:width="0.364cm" svg:height="0.344cm" svg:x="21.005cm" svg:y="7.70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18" draw:text-style-name="P4" draw:layer="layout" svg:width="0.364cm" svg:height="0.344cm" svg:x="21.005cm" svg:y="9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" draw:style-name="gr18" draw:text-style-name="P4" draw:layer="layout" svg:width="0.364cm" svg:height="0.344cm" svg:x="21.005cm" svg:y="12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41" draw:style-name="gr21" draw:text-style-name="P3" draw:layer="layout" svg:width="0.816cm" svg:height="1.013cm" svg:x="12.405cm" svg:y="14.235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22" draw:text-style-name="P3" draw:layer="layout" svg:width="0.816cm" svg:height="1.013cm" svg:x="14.817cm" svg:y="14.235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23" draw:text-style-name="P3" draw:layer="layout" svg:width="0.816cm" svg:height="1.013cm" svg:x="17.228cm" svg:y="14.235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24" draw:text-style-name="P3" draw:layer="layout" svg:width="0.816cm" svg:height="1.013cm" svg:x="19.639cm" svg:y="14.235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25" draw:text-style-name="P3" draw:layer="layout" svg:width="0.816cm" svg:height="1.013cm" svg:x="21.97cm" svg:y="5.101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26" draw:text-style-name="P3" draw:layer="layout" svg:width="0.816cm" svg:height="1.013cm" svg:x="21.97cm" svg:y="7.369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27" draw:text-style-name="P3" draw:layer="layout" svg:width="0.816cm" svg:height="1.013cm" svg:x="21.97cm" svg:y="9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28" draw:text-style-name="P3" draw:layer="layout" svg:width="0.816cm" svg:height="1.013cm" svg:x="21.97cm" svg:y="11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9" draw:style-name="gr29" draw:text-style-name="P3" draw:layer="layout" svg:width="0.816cm" svg:height="1.013cm" svg:x="12.328cm" svg:y="2.823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30" draw:text-style-name="P3" draw:layer="layout" svg:width="0.816cm" svg:height="1.013cm" svg:x="14.739cm" svg:y="2.823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1" draw:style-name="gr31" draw:text-style-name="P3" draw:layer="layout" svg:width="0.816cm" svg:height="1.013cm" svg:x="17.15cm" svg:y="2.823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32" draw:text-style-name="P3" draw:layer="layout" svg:width="0.816cm" svg:height="1.013cm" svg:x="19.562cm" svg:y="2.823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3" draw:style-name="gr33" draw:text-style-name="P3" draw:layer="layout" svg:width="0.816cm" svg:height="1.013cm" svg:x="9.891cm" svg:y="5.101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4" draw:style-name="gr34" draw:text-style-name="P3" draw:layer="layout" svg:width="0.816cm" svg:height="1.013cm" svg:x="9.891cm" svg:y="7.369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5" draw:style-name="gr35" draw:text-style-name="P3" draw:layer="layout" svg:width="0.816cm" svg:height="1.013cm" svg:x="9.891cm" svg:y="9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6" draw:style-name="gr36" draw:text-style-name="P3" draw:layer="layout" svg:width="0.816cm" svg:height="1.013cm" svg:x="9.891cm" svg:y="11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5" draw:style-name="gr18" draw:text-style-name="P4" draw:layer="layout" svg:width="0.364cm" svg:height="0.344cm" svg:x="23.424cm" svg:y="5.44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6" draw:style-name="gr18" draw:text-style-name="P4" draw:layer="layout" svg:width="0.364cm" svg:height="0.344cm" svg:x="23.424cm" svg:y="7.70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7" draw:style-name="gr18" draw:text-style-name="P4" draw:layer="layout" svg:width="0.364cm" svg:height="0.344cm" svg:x="23.424cm" svg:y="9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8" draw:style-name="gr18" draw:text-style-name="P4" draw:layer="layout" svg:width="0.364cm" svg:height="0.344cm" svg:x="23.424cm" svg:y="12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5" draw:style-name="gr18" draw:text-style-name="P4" draw:layer="layout" svg:width="0.364cm" svg:height="0.344cm" svg:x="13.741cm" svg:y="14.62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6" draw:style-name="gr18" draw:text-style-name="P4" draw:layer="layout" svg:width="0.364cm" svg:height="0.344cm" svg:x="16.142cm" svg:y="14.62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7" draw:style-name="gr18" draw:text-style-name="P4" draw:layer="layout" svg:width="0.364cm" svg:height="0.344cm" svg:x="18.567cm" svg:y="14.62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0" draw:style-name="gr18" draw:text-style-name="P4" draw:layer="layout" svg:width="0.364cm" svg:height="0.344cm" svg:x="13.773cm" svg:y="3.16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1" draw:style-name="gr18" draw:text-style-name="P4" draw:layer="layout" svg:width="0.364cm" svg:height="0.344cm" svg:x="16.174cm" svg:y="3.16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2" draw:style-name="gr18" draw:text-style-name="P4" draw:layer="layout" svg:width="0.364cm" svg:height="0.344cm" svg:x="18.599cm" svg:y="3.16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1" draw:style-name="gr19" draw:text-style-name="P5" draw:layer="layout" svg:width="0.364cm" svg:height="0.344cm" svg:x="22.22cm" svg:y="6.57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2" draw:style-name="gr19" draw:text-style-name="P5" draw:layer="layout" svg:width="0.364cm" svg:height="0.344cm" svg:x="22.216cm" svg:y="8.79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3" draw:style-name="gr19" draw:text-style-name="P5" draw:layer="layout" svg:width="0.364cm" svg:height="0.344cm" svg:x="22.216cm" svg:y="11.0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0" draw:style-name="gr19" draw:text-style-name="P5" draw:layer="layout" svg:width="0.364cm" svg:height="0.344cm" svg:x="12.542cm" svg:y="4.3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7" draw:style-name="gr19" draw:text-style-name="P5" draw:layer="layout" svg:width="0.364cm" svg:height="0.344cm" svg:x="14.954cm" svg:y="4.29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8" draw:style-name="gr19" draw:text-style-name="P5" draw:layer="layout" svg:width="0.364cm" svg:height="0.344cm" svg:x="17.365cm" svg:y="4.3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9" draw:style-name="gr19" draw:text-style-name="P5" draw:layer="layout" svg:width="0.364cm" svg:height="0.344cm" svg:x="19.777cm" svg:y="4.29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1" draw:style-name="gr19" draw:text-style-name="P5" draw:layer="layout" svg:width="0.364cm" svg:height="0.344cm" svg:x="22.193cm" svg:y="4.33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2" draw:style-name="gr18" draw:text-style-name="P4" draw:layer="layout" svg:width="0.364cm" svg:height="0.344cm" svg:x="21.016cm" svg:y="14.62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8" draw:style-name="gr18" draw:text-style-name="P4" draw:layer="layout" svg:width="0.364cm" svg:height="0.344cm" svg:x="21.016cm" svg:y="3.16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4" draw:style-name="gr19" draw:text-style-name="P5" draw:layer="layout" svg:width="0.364cm" svg:height="0.344cm" svg:x="22.221cm" svg:y="13.3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5" draw:style-name="gr19" draw:text-style-name="P5" draw:layer="layout" svg:width="0.364cm" svg:height="0.344cm" svg:x="10.127cm" svg:y="11.1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6" draw:style-name="gr19" draw:text-style-name="P5" draw:layer="layout" svg:width="0.364cm" svg:height="0.344cm" svg:x="10.164cm" svg:y="8.80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7" draw:style-name="gr19" draw:text-style-name="P5" draw:layer="layout" svg:width="0.364cm" svg:height="0.344cm" svg:x="10.202cm" svg:y="6.59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8" draw:style-name="gr19" draw:text-style-name="P5" draw:layer="layout" svg:width="0.364cm" svg:height="0.344cm" svg:x="10.207cm" svg:y="4.3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9" draw:style-name="gr19" draw:text-style-name="P5" draw:layer="layout" svg:width="0.364cm" svg:height="0.344cm" svg:x="12.516cm" svg:y="2.02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0" draw:style-name="gr18" draw:text-style-name="P4" draw:layer="layout" svg:width="0.364cm" svg:height="0.344cm" svg:x="11.367cm" svg:y="3.13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3" draw:style-name="gr19" draw:text-style-name="P5" draw:layer="layout" svg:width="0.364cm" svg:height="0.344cm" svg:x="14.997cm" svg:y="2.0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4" draw:style-name="gr19" draw:text-style-name="P5" draw:layer="layout" svg:width="0.364cm" svg:height="0.344cm" svg:x="17.381cm" svg:y="1.9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5" draw:style-name="gr19" draw:text-style-name="P5" draw:layer="layout" svg:width="0.364cm" svg:height="0.344cm" svg:x="19.798cm" svg:y="2.03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5" draw:style-name="gr19" draw:text-style-name="P5" draw:layer="layout" svg:width="0.364cm" svg:height="0.344cm" svg:x="10.128cm" svg:y="13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6" draw:style-name="gr18" draw:text-style-name="P4" draw:layer="layout" svg:width="0.364cm" svg:height="0.344cm" svg:x="11.342cm" svg:y="14.62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lide Image Placeholder 1" draw:style-name="gr37" draw:layer="layout" svg:width="15.239cm" svg:height="8.572cm" svg:x="1.905cm" svg:y="3.175cm" draw:page-number="1" presentation:class="page"/>
          <draw:frame draw:name="Notes Placeholder 2" presentation:style-name="pr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custom-shape draw:name="Rectangle 9" draw:style-name="gr1" draw:text-style-name="P1" draw:layer="layout" svg:width="2.41cm" svg:height="2.268cm" svg:x="5.759cm" svg:y="6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2.41cm" svg:height="2.268cm" svg:x="8.171cm" svg:y="6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1" draw:layer="layout" svg:width="2.41cm" svg:height="2.268cm" svg:x="5.759cm" svg:y="8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2.41cm" svg:height="2.268cm" svg:x="8.171cm" svg:y="8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1" draw:layer="layout" svg:width="2.41cm" svg:height="2.268cm" svg:x="5.759cm" svg:y="10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" draw:text-style-name="P1" draw:layer="layout" svg:width="2.41cm" svg:height="2.268cm" svg:x="8.171cm" svg:y="10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8" draw:text-style-name="P3" draw:layer="layout" svg:width="0.816cm" svg:height="1.013cm" svg:x="6.556cm" svg:y="9.012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9" draw:text-style-name="P3" draw:layer="layout" svg:width="0.816cm" svg:height="1.013cm" svg:x="8.967cm" svg:y="9.012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5" draw:style-name="gr40" draw:text-style-name="P4" draw:layer="layout" svg:width="0.364cm" svg:height="0.344cm" svg:x="7.975cm" svg:y="7.08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" draw:style-name="gr40" draw:text-style-name="P4" draw:layer="layout" svg:width="0.364cm" svg:height="0.344cm" svg:x="5.574cm" svg:y="9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0" draw:text-style-name="P4" draw:layer="layout" svg:width="0.364cm" svg:height="0.344cm" svg:x="7.975cm" svg:y="9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1" draw:style-name="gr40" draw:text-style-name="P4" draw:layer="layout" svg:width="0.364cm" svg:height="0.344cm" svg:x="10.4cm" svg:y="9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0" draw:text-style-name="P4" draw:layer="layout" svg:width="0.364cm" svg:height="0.344cm" svg:x="7.975cm" svg:y="11.6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1" draw:text-style-name="P5" draw:layer="layout" svg:width="0.364cm" svg:height="0.344cm" svg:x="6.787cm" svg:y="8.18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41" draw:text-style-name="P5" draw:layer="layout" svg:width="0.364cm" svg:height="0.344cm" svg:x="6.783cm" svg:y="10.44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41" draw:text-style-name="P5" draw:layer="layout" svg:width="0.364cm" svg:height="0.344cm" svg:x="9.198cm" svg:y="8.2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41" draw:text-style-name="P5" draw:layer="layout" svg:width="0.364cm" svg:height="0.344cm" svg:x="9.194cm" svg:y="10.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19" draw:style-name="gr1" draw:text-style-name="P1" draw:layer="layout" svg:width="2.41cm" svg:height="2.268cm" svg:x="12.111cm" svg:y="8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0" draw:style-name="gr1" draw:text-style-name="P1" draw:layer="layout" svg:width="2.41cm" svg:height="2.268cm" svg:x="14.522cm" svg:y="8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1" draw:style-name="gr1" draw:text-style-name="P1" draw:layer="layout" svg:width="2.41cm" svg:height="2.268cm" svg:x="16.933cm" svg:y="8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2" draw:style-name="gr1" draw:text-style-name="P1" draw:layer="layout" svg:width="2.41cm" svg:height="2.268cm" svg:x="12.111cm" svg:y="10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3" draw:style-name="gr1" draw:text-style-name="P1" draw:layer="layout" svg:width="2.41cm" svg:height="2.268cm" svg:x="14.522cm" svg:y="10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4" draw:style-name="gr1" draw:text-style-name="P1" draw:layer="layout" svg:width="2.41cm" svg:height="2.268cm" svg:x="16.933cm" svg:y="10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6" draw:style-name="gr42" draw:text-style-name="P3" draw:layer="layout" svg:width="0.816cm" svg:height="1.013cm" svg:x="15.318cm" svg:y="9.012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9" draw:style-name="gr43" draw:text-style-name="P3" draw:layer="layout" svg:width="0.816cm" svg:height="1.013cm" svg:x="15.318cm" svg:y="11.281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31" draw:style-name="gr40" draw:text-style-name="P4" draw:layer="layout" svg:width="0.364cm" svg:height="0.344cm" svg:x="14.337cm" svg:y="9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2" draw:style-name="gr40" draw:text-style-name="P4" draw:layer="layout" svg:width="0.364cm" svg:height="0.344cm" svg:x="16.737cm" svg:y="9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4" draw:style-name="gr40" draw:text-style-name="P4" draw:layer="layout" svg:width="0.364cm" svg:height="0.344cm" svg:x="14.337cm" svg:y="11.6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5" draw:style-name="gr40" draw:text-style-name="P4" draw:layer="layout" svg:width="0.364cm" svg:height="0.344cm" svg:x="16.737cm" svg:y="11.6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8" draw:style-name="gr41" draw:text-style-name="P5" draw:layer="layout" svg:width="0.364cm" svg:height="0.344cm" svg:x="13.134cm" svg:y="10.46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0" draw:style-name="gr41" draw:text-style-name="P5" draw:layer="layout" svg:width="0.364cm" svg:height="0.344cm" svg:x="15.549cm" svg:y="8.18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1" draw:style-name="gr41" draw:text-style-name="P5" draw:layer="layout" svg:width="0.364cm" svg:height="0.344cm" svg:x="15.545cm" svg:y="10.45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2" draw:style-name="gr41" draw:text-style-name="P5" draw:layer="layout" svg:width="0.364cm" svg:height="0.344cm" svg:x="15.545cm" svg:y="12.71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4" draw:style-name="gr41" draw:text-style-name="P5" draw:layer="layout" svg:width="0.364cm" svg:height="0.344cm" svg:x="17.957cm" svg:y="10.46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6" draw:style-name="gr1" draw:text-style-name="P1" draw:layer="layout" svg:width="2.41cm" svg:height="2.268cm" svg:x="20.824cm" svg:y="6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7" draw:style-name="gr1" draw:text-style-name="P1" draw:layer="layout" svg:width="2.41cm" svg:height="2.268cm" svg:x="23.235cm" svg:y="6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8" draw:style-name="gr1" draw:text-style-name="P1" draw:layer="layout" svg:width="2.41cm" svg:height="2.268cm" svg:x="25.646cm" svg:y="6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9" draw:style-name="gr1" draw:text-style-name="P1" draw:layer="layout" svg:width="2.41cm" svg:height="2.268cm" svg:x="20.824cm" svg:y="8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0" draw:style-name="gr1" draw:text-style-name="P1" draw:layer="layout" svg:width="2.41cm" svg:height="2.268cm" svg:x="23.235cm" svg:y="8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1" draw:style-name="gr1" draw:text-style-name="P1" draw:layer="layout" svg:width="2.41cm" svg:height="2.268cm" svg:x="25.646cm" svg:y="8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2" draw:style-name="gr1" draw:text-style-name="P1" draw:layer="layout" svg:width="2.41cm" svg:height="2.268cm" svg:x="20.824cm" svg:y="10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3" draw:style-name="gr1" draw:text-style-name="P1" draw:layer="layout" svg:width="2.41cm" svg:height="2.268cm" svg:x="23.235cm" svg:y="10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4" draw:style-name="gr1" draw:text-style-name="P1" draw:layer="layout" svg:width="2.41cm" svg:height="2.268cm" svg:x="25.646cm" svg:y="10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7" draw:style-name="gr44" draw:text-style-name="P3" draw:layer="layout" svg:width="0.816cm" svg:height="1.013cm" svg:x="24.031cm" svg:y="9.012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2" draw:style-name="gr40" draw:text-style-name="P4" draw:layer="layout" svg:width="0.364cm" svg:height="0.344cm" svg:x="23.05cm" svg:y="9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3" draw:style-name="gr40" draw:text-style-name="P4" draw:layer="layout" svg:width="0.364cm" svg:height="0.344cm" svg:x="25.45cm" svg:y="9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9" draw:style-name="gr41" draw:text-style-name="P5" draw:layer="layout" svg:width="0.364cm" svg:height="0.344cm" svg:x="24.263cm" svg:y="8.18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0" draw:style-name="gr41" draw:text-style-name="P5" draw:layer="layout" svg:width="0.364cm" svg:height="0.344cm" svg:x="24.258cm" svg:y="10.47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lide Image Placeholder 1" draw:style-name="gr37" draw:layer="layout" svg:width="15.239cm" svg:height="8.572cm" svg:x="1.905cm" svg:y="3.175cm" draw:page-number="2" presentation:class="page"/>
          <draw:frame draw:name="Notes Placeholder 2" presentation:style-name="pr3" draw:text-style-name="P11" draw:layer="layout" svg:width="15.239cm" svg:height="10cm" svg:x="1.905cm" svg:y="12.224cm" presentation:class="notes" presentation:user-transformed="true">
            <draw:text-box>
              <text:p text:style-name="P10"><text:span text:style-name="T3">s</text:span><text:span text:style-name="T3">h</text:span><text:span text:style-name="T3">i</text:span><text:span text:style-name="T3">f</text:span><text:span text:style-name="T3">t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text:span text:style-name="T3">?</text:span></text:p>
            </draw:text-box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2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custom-shape draw:name="Rectangle 20" draw:style-name="gr1" draw:text-style-name="P12" draw:layer="layout" svg:width="2.41cm" svg:height="2.268cm" svg:x="9.041cm" svg:y="6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2" draw:layer="layout" svg:width="2.41cm" svg:height="2.268cm" svg:x="11.452cm" svg:y="6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2" draw:layer="layout" svg:width="2.41cm" svg:height="2.268cm" svg:x="13.863cm" svg:y="6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" draw:text-style-name="P12" draw:layer="layout" svg:width="2.41cm" svg:height="2.268cm" svg:x="16.275cm" svg:y="6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2" draw:layer="layout" svg:width="2.41cm" svg:height="2.268cm" svg:x="9.041cm" svg:y="8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2" draw:layer="layout" svg:width="2.41cm" svg:height="2.268cm" svg:x="11.452cm" svg:y="8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" draw:text-style-name="P12" draw:layer="layout" svg:width="2.41cm" svg:height="2.268cm" svg:x="13.863cm" svg:y="8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" draw:text-style-name="P12" draw:layer="layout" svg:width="2.41cm" svg:height="2.268cm" svg:x="16.275cm" svg:y="8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" draw:text-style-name="P12" draw:layer="layout" svg:width="2.41cm" svg:height="2.268cm" svg:x="9.041cm" svg:y="10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" draw:text-style-name="P12" draw:layer="layout" svg:width="2.41cm" svg:height="2.268cm" svg:x="11.452cm" svg:y="10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12" draw:layer="layout" svg:width="2.41cm" svg:height="2.268cm" svg:x="13.863cm" svg:y="10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" draw:text-style-name="P12" draw:layer="layout" svg:width="2.41cm" svg:height="2.268cm" svg:x="16.275cm" svg:y="10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" draw:text-style-name="P12" draw:layer="layout" svg:width="2.41cm" svg:height="2.268cm" svg:x="9.041cm" svg:y="13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" draw:text-style-name="P12" draw:layer="layout" svg:width="2.41cm" svg:height="2.268cm" svg:x="11.452cm" svg:y="13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" draw:text-style-name="P12" draw:layer="layout" svg:width="2.41cm" svg:height="2.268cm" svg:x="13.863cm" svg:y="13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" draw:text-style-name="P12" draw:layer="layout" svg:width="2.41cm" svg:height="2.268cm" svg:x="16.275cm" svg:y="13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77" draw:style-name="gr45" draw:text-style-name="P6" draw:layer="layout" draw:type="line" svg:x1="8.49cm" svg:y1="15.304cm" svg:x2="23.489cm" svg:y2="15.304cm" svg:d="M8490 15304h14999" svg:viewBox="0 0 15000 1">
          <text:p/>
        </draw:connector>
        <draw:custom-shape draw:name="Rectangle 138" draw:style-name="gr1" draw:text-style-name="P12" draw:layer="layout" svg:width="2.41cm" svg:height="2.268cm" svg:x="18.691cm" svg:y="6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1" draw:text-style-name="P12" draw:layer="layout" svg:width="2.41cm" svg:height="2.268cm" svg:x="18.691cm" svg:y="8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1" draw:text-style-name="P12" draw:layer="layout" svg:width="2.41cm" svg:height="2.268cm" svg:x="18.691cm" svg:y="10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1" draw:text-style-name="P12" draw:layer="layout" svg:width="2.41cm" svg:height="2.268cm" svg:x="18.691cm" svg:y="13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61" draw:style-name="gr46" draw:text-style-name="P6" draw:layer="layout" draw:type="line" svg:x1="12.466cm" svg:y1="8.827cm" svg:x2="12.466cm" svg:y2="15.275cm" svg:d="M12466 8827v6448" svg:viewBox="0 0 1 6449">
          <text:p/>
        </draw:connector>
        <draw:custom-shape draw:name="TextBox 165" draw:style-name="gr47" draw:text-style-name="P13" draw:layer="layout" svg:width="1.882cm" svg:height="1.025cm" svg:x="11.508cm" svg:y="11.428cm">
          <text:p text:style-name="P2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48" draw:text-style-name="P14" draw:layer="layout" svg:width="1.857cm" svg:height="1.013cm" svg:x="9.235cm" svg:y="14.104cm">
          <text:p text:style-name="P2"><text:span text:style-name="T5">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8" draw:style-name="gr49" draw:text-style-name="P14" draw:layer="layout" svg:width="3.252cm" svg:height="1.013cm" svg:x="9.167cm" svg:y="6.491cm">
          <text:p text:style-name="P2"><text:span text:style-name="T5">LES gr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9" draw:style-name="gr50" draw:text-style-name="P15" draw:layer="layout" svg:width="1.857cm" svg:height="1.025cm" svg:x="14.207cm" svg:y="6.779cm">
          <text:p text:style-name="P2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0" draw:style-name="gr51" draw:text-style-name="P16" draw:layer="layout" svg:width="1.676cm" svg:height="1.025cm" svg:x="14.271cm" svg:y="9.134cm">
          <text:p text:style-name="P2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82" draw:style-name="gr52" draw:text-style-name="P6" draw:layer="layout" draw:type="line" svg:x1="21.092cm" svg:y1="15.33cm" svg:x2="28.339cm" svg:y2="15.33cm" svg:d="M21092 15330h7247" svg:viewBox="0 0 7248 1">
          <text:p/>
        </draw:connector>
        <draw:connector draw:name="Straight Connector 185" draw:style-name="gr52" draw:text-style-name="P6" draw:layer="layout" draw:type="line" svg:x1="9.045cm" svg:y1="6.232cm" svg:x2="9.045cm" svg:y2="4.292cm" svg:d="M9045 6232v-1940" svg:viewBox="0 0 1 1941">
          <text:p/>
        </draw:connector>
        <draw:custom-shape draw:name="TextBox 192" draw:style-name="gr53" draw:text-style-name="P17" draw:layer="layout" svg:width="1.308cm" svg:height="1.025cm" svg:x="27.016cm" svg:y="14.194cm">
          <text:p text:style-name="P2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54" draw:text-style-name="P18" draw:layer="layout" svg:width="1.158cm" svg:height="1.025cm" svg:x="9.087cm" svg:y="4.653cm">
          <text:p text:style-name="P2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55" draw:text-style-name="P19" draw:layer="layout" svg:width="4.069cm" svg:height="1.025cm" svg:x="14.49cm" svg:y="16.086cm">
          <text:p text:style-name="P2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1" draw:text-style-name="P12" draw:layer="layout" svg:width="2.41cm" svg:height="2.268cm" svg:x="21.09cm" svg:y="6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1" draw:text-style-name="P12" draw:layer="layout" svg:width="2.41cm" svg:height="2.268cm" svg:x="21.09cm" svg:y="8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1" draw:text-style-name="P12" draw:layer="layout" svg:width="2.41cm" svg:height="2.268cm" svg:x="21.09cm" svg:y="10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1" draw:text-style-name="P12" draw:layer="layout" svg:width="2.41cm" svg:height="2.268cm" svg:x="21.09cm" svg:y="13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212" draw:style-name="gr56" draw:text-style-name="P12" draw:layer="layout" svg:width="5.817cm" svg:height="9.101cm" svg:x="13.863cm" svg:y="6.191cm">
          <text:p/>
          <draw:enhanced-geometry draw:mirror-horizontal="false" draw:mirror-vertical="false" svg:viewBox="0 0 0 0" draw:glue-points="?f0 ?f1 ?f2 ?f3 ?f4 ?f5 ?f6 ?f7 ?f8 ?f9 ?f10 ?f11 ?f12 ?f13" drawooo:sub-view-size="5670550 3276600" draw:text-areas="0 0 ?f14 ?f15" draw:type="ooxml-non-primitive" draw:enhanced-path="M 0 3276600 C 932921 3249083 1865842 3221567 2520950 3175000 3176058 3128433 3563408 3127375 3930650 2997200 4297892 2867025 4497917 2662767 4724400 2393950 4950883 2125133 5131858 1783292 5289550 1384300 5447242 985308 5670550 0 5670550 0 L 5670550 0 N">
            <draw:equation draw:name="f0" draw:formula="0*logwidth/5670550"/>
            <draw:equation draw:name="f1" draw:formula="3276600*logheight/3276600"/>
            <draw:equation draw:name="f2" draw:formula="2520950*logwidth/5670550"/>
            <draw:equation draw:name="f3" draw:formula="3175000*logheight/3276600"/>
            <draw:equation draw:name="f4" draw:formula="3930650*logwidth/5670550"/>
            <draw:equation draw:name="f5" draw:formula="2997200*logheight/3276600"/>
            <draw:equation draw:name="f6" draw:formula="4724400*logwidth/5670550"/>
            <draw:equation draw:name="f7" draw:formula="2393950*logheight/3276600"/>
            <draw:equation draw:name="f8" draw:formula="5289550*logwidth/5670550"/>
            <draw:equation draw:name="f9" draw:formula="1384300*logheight/3276600"/>
            <draw:equation draw:name="f10" draw:formula="5670550*logwidth/5670550"/>
            <draw:equation draw:name="f11" draw:formula="0*logheight/3276600"/>
            <draw:equation draw:name="f12" draw:formula="5670550*logwidth/5670550"/>
            <draw:equation draw:name="f13" draw:formula="0*logheight/3276600"/>
            <draw:equation draw:name="f14" draw:formula="logwidth"/>
            <draw:equation draw:name="f15" draw:formula="logheight"/>
          </draw:enhanced-geometry>
        </draw:custom-shape>
        <draw:connector draw:name="Straight Connector 213" draw:style-name="gr57" draw:text-style-name="P6" draw:layer="layout" draw:type="line" svg:x1="11.092cm" svg:y1="8.822cm" svg:x2="13.545cm" svg:y2="8.822cm" draw:end-shape="id1" draw:end-glue-point="6" svg:d="M11092 8822h2453" svg:viewBox="0 0 2454 1">
          <text:p/>
        </draw:connector>
        <draw:custom-shape draw:name="TextBox 215" draw:style-name="gr58" draw:text-style-name="P20" draw:layer="layout" svg:width="3.38cm" svg:height="1.025cm" svg:x="21.465cm" svg:y="7.946cm">
          <text:p text:style-name="P2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8" draw:style-name="gr59" draw:text-style-name="P21" draw:layer="layout" svg:width="0.634cm" svg:height="0.634cm" svg:x="13.546cm" svg:y="14.98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0" draw:style-name="gr59" draw:text-style-name="P21" draw:layer="layout" svg:width="0.634cm" svg:height="0.634cm" svg:x="13.546cm" svg:y="7.0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1" draw:style-name="gr59" draw:text-style-name="P21" draw:layer="layout" svg:width="0.634cm" svg:height="0.634cm" svg:x="13.542cm" svg:y="9.3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2" draw:style-name="gr60" draw:text-style-name="P22" draw:layer="layout" svg:width="1.684cm" svg:height="1.025cm" svg:x="16.847cm" svg:y="11.258cm">
          <text:p text:style-name="P2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23" draw:style-name="gr59" draw:text-style-name="P21" xml:id="id1" draw:id="id1" draw:layer="layout" svg:width="0.634cm" svg:height="0.634cm" svg:x="13.545cm" svg:y="8.505cm">
          <text:p text:style-name="P23"><text:span text:style-name="T6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1" draw:style-name="gr61" draw:text-style-name="P25" draw:layer="layout" svg:width="3.826cm" svg:height="1.453cm" svg:x="23.981cm" svg:y="11.661cm">
          <text:p text:style-name="P24"><text:span text:style-name="T5">Wall mod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Freeform: Shape 19" draw:style-name="gr62" draw:text-style-name="P1" draw:layer="layout" svg:width="11.405cm" svg:height="2.753cm" svg:x="14.49cm" svg:y="8.795cm">
          <text:p/>
          <draw:enhanced-geometry draw:mirror-horizontal="false" draw:mirror-vertical="false" svg:viewBox="0 0 0 0" draw:glue-points="?f0 ?f1 ?f2 ?f3 ?f4 ?f5" drawooo:sub-view-size="2921000 688713" draw:text-areas="0 0 ?f6 ?f7" draw:type="ooxml-non-primitive" draw:enhanced-path="M 0 2913 C 569383 -3437 1138767 -9787 1625600 104513 2112433 218813 2516716 453763 2921000 688713 N">
            <draw:equation draw:name="f0" draw:formula="0*logwidth/2921000"/>
            <draw:equation draw:name="f1" draw:formula="2913*logheight/688713"/>
            <draw:equation draw:name="f2" draw:formula="1625600*logwidth/2921000"/>
            <draw:equation draw:name="f3" draw:formula="104513*logheight/688713"/>
            <draw:equation draw:name="f4" draw:formula="2921000*logwidth/2921000"/>
            <draw:equation draw:name="f5" draw:formula="688713*logheight/688713"/>
            <draw:equation draw:name="f6" draw:formula="logwidth"/>
            <draw:equation draw:name="f7" draw:formula="logheight"/>
          </draw:enhanced-geometry>
        </draw:custom-shape>
        <draw:custom-shape draw:name="Freeform: Shape 37" draw:style-name="gr62" draw:text-style-name="P1" draw:layer="layout" svg:width="11.669cm" svg:height="2.811cm" svg:x="14.177cm" svg:y="13.275cm">
          <text:p/>
          <draw:enhanced-geometry draw:mirror-horizontal="false" draw:mirror-vertical="false" svg:viewBox="0 0 0 0" draw:glue-points="?f0 ?f1 ?f2 ?f3 ?f4 ?f5" drawooo:sub-view-size="4191000 1453009" draw:text-areas="0 0 ?f6 ?f7" draw:type="ooxml-non-primitive" draw:enhanced-path="M 4191000 0 C 4044950 587728 3898900 1175456 3200400 1371600 2501900 1567744 1250950 1372305 0 1176867 N">
            <draw:equation draw:name="f0" draw:formula="4191000*logwidth/4191000"/>
            <draw:equation draw:name="f1" draw:formula="0*logheight/1453009"/>
            <draw:equation draw:name="f2" draw:formula="3200400*logwidth/4191000"/>
            <draw:equation draw:name="f3" draw:formula="1371600*logheight/1453009"/>
            <draw:equation draw:name="f4" draw:formula="0*logwidth/4191000"/>
            <draw:equation draw:name="f5" draw:formula="1176867*logheight/1453009"/>
            <draw:equation draw:name="f6" draw:formula="logwidth"/>
            <draw:equation draw:name="f7" draw:formula="logheight"/>
          </draw:enhanced-geometry>
        </draw:custom-shape>
        <presentation:notes draw:style-name="dp2">
          <draw:page-thumbnail draw:name="Slide Image Placeholder 1" draw:style-name="gr37" draw:layer="layout" svg:width="15.239cm" svg:height="8.572cm" svg:x="1.905cm" svg:y="3.175cm" draw:page-number="3" presentation:class="page"/>
          <draw:frame draw:name="Notes Placeholder 2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2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draw:custom-shape draw:name="Rectangle 48" draw:style-name="gr63" draw:text-style-name="P1" draw:layer="layout" svg:width="2.41cm" svg:height="2.268cm" svg:x="6.128cm" svg:y="4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63" draw:text-style-name="P1" draw:layer="layout" svg:width="2.41cm" svg:height="2.268cm" svg:x="8.539cm" svg:y="4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3" draw:text-style-name="P1" draw:layer="layout" svg:width="2.41cm" svg:height="2.268cm" svg:x="3.699cm" svg:y="7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63" draw:text-style-name="P1" draw:layer="layout" svg:width="2.41cm" svg:height="2.268cm" svg:x="3.699cm" svg:y="9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63" draw:text-style-name="P1" draw:layer="layout" svg:width="2.41cm" svg:height="2.268cm" svg:x="10.974cm" svg:y="7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3" draw:text-style-name="P1" draw:layer="layout" svg:width="2.41cm" svg:height="2.268cm" svg:x="10.974cm" svg:y="9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63" draw:text-style-name="P1" draw:layer="layout" svg:width="2.41cm" svg:height="2.268cm" svg:x="6.128cm" svg:y="11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63" draw:text-style-name="P1" draw:layer="layout" svg:width="2.41cm" svg:height="2.268cm" svg:x="8.539cm" svg:y="11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3" draw:text-style-name="P1" draw:layer="layout" svg:width="2.41cm" svg:height="2.268cm" svg:x="6.142cm" svg:y="7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63" draw:text-style-name="P1" draw:layer="layout" svg:width="2.41cm" svg:height="2.268cm" svg:x="8.553cm" svg:y="7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63" draw:text-style-name="P1" draw:layer="layout" svg:width="2.41cm" svg:height="2.268cm" svg:x="6.142cm" svg:y="9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63" draw:text-style-name="P1" draw:layer="layout" svg:width="2.41cm" svg:height="2.268cm" svg:x="8.553cm" svg:y="9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4" draw:text-style-name="P3" draw:layer="layout" svg:width="0.816cm" svg:height="1.013cm" svg:x="6.938cm" svg:y="7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5" draw:text-style-name="P3" draw:layer="layout" svg:width="0.816cm" svg:height="1.013cm" svg:x="9.35cm" svg:y="7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6" draw:text-style-name="P3" draw:layer="layout" svg:width="0.816cm" svg:height="1.013cm" svg:x="6.938cm" svg:y="9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67" draw:text-style-name="P3" draw:layer="layout" svg:width="0.816cm" svg:height="1.013cm" svg:x="9.35cm" svg:y="9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1" draw:style-name="gr18" draw:text-style-name="P4" draw:layer="layout" svg:width="0.364cm" svg:height="0.344cm" svg:x="8.368cm" svg:y="7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18" draw:text-style-name="P4" draw:layer="layout" svg:width="0.364cm" svg:height="0.344cm" svg:x="10.769cm" svg:y="7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18" draw:text-style-name="P4" draw:layer="layout" svg:width="0.364cm" svg:height="0.344cm" svg:x="8.368cm" svg:y="10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18" draw:text-style-name="P4" draw:layer="layout" svg:width="0.364cm" svg:height="0.344cm" svg:x="10.769cm" svg:y="10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6" draw:style-name="gr19" draw:text-style-name="P5" draw:layer="layout" svg:width="0.364cm" svg:height="0.344cm" svg:x="7.165cm" svg:y="6.79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7" draw:style-name="gr19" draw:text-style-name="P5" draw:layer="layout" svg:width="0.364cm" svg:height="0.344cm" svg:x="7.165cm" svg:y="9.07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9" draw:style-name="gr19" draw:text-style-name="P5" draw:layer="layout" svg:width="0.364cm" svg:height="0.344cm" svg:x="9.576cm" svg:y="6.7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0" draw:style-name="gr19" draw:text-style-name="P5" draw:layer="layout" svg:width="0.364cm" svg:height="0.344cm" svg:x="9.576cm" svg:y="9.04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7" draw:style-name="gr19" draw:text-style-name="P5" draw:layer="layout" svg:width="0.364cm" svg:height="0.344cm" svg:x="7.165cm" svg:y="11.4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8" draw:style-name="gr19" draw:text-style-name="P5" draw:layer="layout" svg:width="0.364cm" svg:height="0.344cm" svg:x="9.576cm" svg:y="11.3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Connector 7" draw:style-name="gr20" draw:text-style-name="P6" draw:layer="layout" draw:type="line" svg:x1="10.963cm" svg:y1="5.882cm" svg:x2="10.98cm" svg:y2="11.554cm" svg:d="M10963 5882l17 5672" svg:viewBox="0 0 18 5673">
          <text:p/>
        </draw:connector>
        <draw:connector draw:name="Straight Connector 8" draw:style-name="gr20" draw:text-style-name="P6" draw:layer="layout" draw:type="line" svg:x1="6.142cm" svg:y1="5.882cm" svg:x2="6.141cm" svg:y2="11.588cm" svg:d="M6142 5882l-1 5706" svg:viewBox="0 0 2 5707">
          <text:p/>
        </draw:connector>
        <draw:custom-shape draw:name="Oval 133" draw:style-name="gr18" draw:text-style-name="P4" draw:layer="layout" svg:width="0.364cm" svg:height="0.344cm" svg:x="5.962cm" svg:y="7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4" draw:style-name="gr18" draw:text-style-name="P4" draw:layer="layout" svg:width="0.364cm" svg:height="0.344cm" svg:x="5.962cm" svg:y="10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5" draw:style-name="gr68" draw:text-style-name="P3" draw:layer="layout" svg:width="0.816cm" svg:height="1.013cm" svg:x="7.005cm" svg:y="12.235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9" draw:text-style-name="P3" draw:layer="layout" svg:width="0.816cm" svg:height="1.013cm" svg:x="9.417cm" svg:y="12.235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70" draw:text-style-name="P3" draw:layer="layout" svg:width="0.816cm" svg:height="1.013cm" svg:x="11.77cm" svg:y="7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71" draw:text-style-name="P3" draw:layer="layout" svg:width="0.816cm" svg:height="1.013cm" svg:x="11.77cm" svg:y="9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2" draw:text-style-name="P3" draw:layer="layout" svg:width="0.816cm" svg:height="1.013cm" svg:x="6.928cm" svg:y="5.423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3" draw:text-style-name="P3" draw:layer="layout" svg:width="0.816cm" svg:height="1.013cm" svg:x="9.339cm" svg:y="5.423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74" draw:text-style-name="P3" draw:layer="layout" svg:width="0.816cm" svg:height="1.013cm" svg:x="4.491cm" svg:y="7.638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75" draw:text-style-name="P3" draw:layer="layout" svg:width="0.816cm" svg:height="1.013cm" svg:x="4.491cm" svg:y="9.9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2" draw:style-name="gr18" draw:text-style-name="P4" draw:layer="layout" svg:width="0.364cm" svg:height="0.344cm" svg:x="13.224cm" svg:y="7.97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3" draw:style-name="gr18" draw:text-style-name="P4" draw:layer="layout" svg:width="0.364cm" svg:height="0.344cm" svg:x="13.224cm" svg:y="10.2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4" draw:style-name="gr18" draw:text-style-name="P4" draw:layer="layout" svg:width="0.364cm" svg:height="0.344cm" svg:x="8.341cm" svg:y="12.62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5" draw:style-name="gr18" draw:text-style-name="P4" draw:layer="layout" svg:width="0.364cm" svg:height="0.344cm" svg:x="10.742cm" svg:y="12.62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7" draw:style-name="gr18" draw:text-style-name="P4" draw:layer="layout" svg:width="0.364cm" svg:height="0.344cm" svg:x="8.373cm" svg:y="5.76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8" draw:style-name="gr18" draw:text-style-name="P4" draw:layer="layout" svg:width="0.364cm" svg:height="0.344cm" svg:x="10.774cm" svg:y="5.76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1" draw:style-name="gr19" draw:text-style-name="P5" draw:layer="layout" svg:width="0.364cm" svg:height="0.344cm" svg:x="12.016cm" svg:y="6.79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2" draw:style-name="gr19" draw:text-style-name="P5" draw:layer="layout" svg:width="0.364cm" svg:height="0.344cm" svg:x="12.016cm" svg:y="9.0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4" draw:style-name="gr19" draw:text-style-name="P5" draw:layer="layout" svg:width="0.364cm" svg:height="0.344cm" svg:x="12.021cm" svg:y="11.3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9" draw:style-name="gr19" draw:text-style-name="P5" draw:layer="layout" svg:width="0.364cm" svg:height="0.344cm" svg:x="4.727cm" svg:y="9.1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0" draw:style-name="gr19" draw:text-style-name="P5" draw:layer="layout" svg:width="0.364cm" svg:height="0.344cm" svg:x="4.764cm" svg:y="6.80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4" draw:style-name="gr19" draw:text-style-name="P5" draw:layer="layout" svg:width="0.364cm" svg:height="0.344cm" svg:x="7.116cm" svg:y="4.62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5" draw:style-name="gr18" draw:text-style-name="P4" draw:layer="layout" svg:width="0.364cm" svg:height="0.344cm" svg:x="5.967cm" svg:y="5.73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6" draw:style-name="gr19" draw:text-style-name="P5" draw:layer="layout" svg:width="0.364cm" svg:height="0.344cm" svg:x="9.597cm" svg:y="4.6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6" draw:text-style-name="P27" draw:layer="layout" svg:width="10.795cm" svg:height="10.916cm" svg:x="17.55cm" svg:y="3.636cm">
          <draw:text-box>
            <text:p>u</text:p>
            <text:p>Periodic: call periodic bc</text:p>
            <text:p>Wall: already filled by the wall bc</text:p>
            <text:p/>
            <text:p text:style-name="P26">v</text:p>
            <text:p text:style-name="P26">Periodic: call periodic bc</text:p>
            <text:p text:style-name="P26">Wall: already filled</text:p>
            <text:p text:style-name="P26"/>
            <text:p text:style-name="P26">So we only need to call periodic bc’s, and then doing a test</text:p>
            <text:p text:style-name="P26"/>
            <text:p text:style-name="P26">Do a channel</text:p>
            <text:p text:style-name="P26">Then duct</text:p>
            <text:p text:style-name="P26">Then cavity</text:p>
            <text:p/>
          </draw:text-box>
        </draw:frame>
        <presentation:notes draw:style-name="dp3">
          <draw:page-thumbnail draw:name="Slide Image Placeholder 2" draw:style-name="gr37" draw:layer="layout" svg:width="15.239cm" svg:height="8.572cm" svg:x="1.905cm" svg:y="3.175cm" draw:page-number="4" presentation:class="page"/>
          <draw:frame draw:name="Notes Placeholder 3" presentation:style-name="pr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draw:custom-shape draw:name="Rectangle 37" draw:style-name="gr63" draw:text-style-name="P1" draw:layer="layout" svg:width="2.41cm" svg:height="2.268cm" svg:x="4.499cm" svg:y="9.5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63" draw:text-style-name="P1" draw:layer="layout" svg:width="2.41cm" svg:height="2.268cm" svg:x="11.774cm" svg:y="9.5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63" draw:text-style-name="P1" draw:layer="layout" svg:width="2.41cm" svg:height="2.268cm" svg:x="6.942cm" svg:y="9.5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3" draw:text-style-name="P1" draw:layer="layout" svg:width="2.41cm" svg:height="2.268cm" svg:x="9.353cm" svg:y="9.5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7" draw:text-style-name="P3" draw:layer="layout" svg:width="0.816cm" svg:height="1.013cm" svg:x="7.738cm" svg:y="10.2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8" draw:text-style-name="P3" draw:layer="layout" svg:width="0.816cm" svg:height="1.013cm" svg:x="10.15cm" svg:y="10.2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18" draw:text-style-name="P4" draw:layer="layout" svg:width="0.364cm" svg:height="0.344cm" svg:x="9.168cm" svg:y="10.5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gr18" draw:text-style-name="P4" draw:layer="layout" svg:width="0.364cm" svg:height="0.344cm" svg:x="11.569cm" svg:y="10.5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9" draw:text-style-name="P5" draw:layer="layout" svg:width="0.364cm" svg:height="0.344cm" svg:x="7.965cm" svg:y="9.37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19" draw:text-style-name="P5" draw:layer="layout" svg:width="0.364cm" svg:height="0.344cm" svg:x="10.376cm" svg:y="9.34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9" draw:text-style-name="P5" draw:layer="layout" svg:width="0.364cm" svg:height="0.344cm" svg:x="7.965cm" svg:y="11.7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19" draw:text-style-name="P5" draw:layer="layout" svg:width="0.364cm" svg:height="0.344cm" svg:x="10.376cm" svg:y="11.6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18" draw:text-style-name="P4" draw:layer="layout" svg:width="0.364cm" svg:height="0.344cm" svg:x="6.762cm" svg:y="10.5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0" draw:style-name="gr79" draw:text-style-name="P3" draw:layer="layout" svg:width="0.816cm" svg:height="1.013cm" svg:x="12.57cm" svg:y="10.2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0" draw:text-style-name="P3" draw:layer="layout" svg:width="0.816cm" svg:height="1.013cm" svg:x="5.291cm" svg:y="10.2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0" draw:style-name="gr18" draw:text-style-name="P4" draw:layer="layout" svg:width="0.364cm" svg:height="0.344cm" svg:x="14.024cm" svg:y="10.5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2" draw:style-name="gr19" draw:text-style-name="P5" draw:layer="layout" svg:width="0.364cm" svg:height="0.344cm" svg:x="12.816cm" svg:y="9.3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19" draw:text-style-name="P5" draw:layer="layout" svg:width="0.364cm" svg:height="0.344cm" svg:x="12.821cm" svg:y="11.6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19" draw:text-style-name="P5" draw:layer="layout" svg:width="0.364cm" svg:height="0.344cm" svg:x="5.527cm" svg:y="9.4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6" draw:text-style-name="P27" draw:layer="layout" svg:width="10.795cm" svg:height="10.916cm" svg:x="18.65cm" svg:y="1.136cm">
          <draw:text-box>
            <text:p>u</text:p>
            <text:p>Periodic: call periodic bc</text:p>
            <text:p>Wall: already filled by the wall bc</text:p>
            <text:p/>
            <text:p text:style-name="P26">v</text:p>
            <text:p text:style-name="P26">Periodic: call periodic bc</text:p>
            <text:p text:style-name="P26">Wall: already filled</text:p>
            <text:p text:style-name="P26"/>
            <text:p text:style-name="P26">So we only need to call periodic bc’s, and then doing a test</text:p>
            <text:p text:style-name="P26"/>
            <text:p text:style-name="P26">Do a channel</text:p>
            <text:p text:style-name="P26">Then duct</text:p>
            <text:p text:style-name="P26">Then cavity</text:p>
            <text:p/>
          </draw:text-box>
        </draw:frame>
        <draw:custom-shape draw:name="Oval 1" draw:style-name="gr18" draw:text-style-name="P4" draw:layer="layout" svg:width="0.364cm" svg:height="0.344cm" svg:x="4.315cm" svg:y="10.5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" draw:style-name="gr63" draw:text-style-name="P1" draw:layer="layout" svg:width="2.41cm" svg:height="2.268cm" svg:x="2.099cm" svg:y="9.5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3" draw:text-style-name="P1" draw:layer="layout" svg:width="2.41cm" svg:height="2.268cm" svg:x="14.174cm" svg:y="9.5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9" draw:text-style-name="P5" draw:layer="layout" svg:width="0.364cm" svg:height="0.344cm" svg:x="5.528cm" svg:y="11.6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" draw:style-name="gr63" draw:text-style-name="P1" draw:layer="layout" svg:width="2.41cm" svg:height="2.268cm" svg:x="2.7cm" svg:y="15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3" draw:text-style-name="P1" draw:layer="layout" svg:width="2.41cm" svg:height="2.268cm" svg:x="16.275cm" svg:y="15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3" draw:text-style-name="P1" draw:layer="layout" svg:width="2.41cm" svg:height="2.268cm" svg:x="5.143cm" svg:y="15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3" draw:text-style-name="P1" draw:layer="layout" svg:width="2.41cm" svg:height="2.268cm" svg:x="13.854cm" svg:y="15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1" draw:text-style-name="P3" draw:layer="layout" svg:width="0.816cm" svg:height="1.013cm" svg:x="5.939cm" svg:y="16.1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2" draw:text-style-name="P3" draw:layer="layout" svg:width="0.816cm" svg:height="1.013cm" svg:x="14.651cm" svg:y="16.1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18" draw:text-style-name="P4" draw:layer="layout" svg:width="0.364cm" svg:height="0.344cm" svg:x="7.369cm" svg:y="16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8" draw:text-style-name="P4" draw:layer="layout" svg:width="0.364cm" svg:height="0.344cm" svg:x="16.07cm" svg:y="16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9" draw:text-style-name="P5" draw:layer="layout" svg:width="0.364cm" svg:height="0.344cm" svg:x="6.166cm" svg:y="15.27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9" draw:text-style-name="P5" draw:layer="layout" svg:width="0.364cm" svg:height="0.344cm" svg:x="14.877cm" svg:y="15.24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9" draw:text-style-name="P5" draw:layer="layout" svg:width="0.364cm" svg:height="0.344cm" svg:x="6.166cm" svg:y="17.6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9" draw:text-style-name="P5" draw:layer="layout" svg:width="0.364cm" svg:height="0.344cm" svg:x="14.877cm" svg:y="17.5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8" draw:text-style-name="P4" draw:layer="layout" svg:width="0.364cm" svg:height="0.344cm" svg:x="4.963cm" svg:y="16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" draw:style-name="gr83" draw:text-style-name="P3" draw:layer="layout" svg:width="0.816cm" svg:height="1.013cm" svg:x="17.071cm" svg:y="16.1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4" draw:text-style-name="P3" draw:layer="layout" svg:width="0.816cm" svg:height="1.013cm" svg:x="3.492cm" svg:y="16.1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18" draw:text-style-name="P4" draw:layer="layout" svg:width="0.364cm" svg:height="0.344cm" svg:x="18.525cm" svg:y="16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9" draw:text-style-name="P5" draw:layer="layout" svg:width="0.364cm" svg:height="0.344cm" svg:x="17.317cm" svg:y="15.2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9" draw:text-style-name="P5" draw:layer="layout" svg:width="0.364cm" svg:height="0.344cm" svg:x="17.322cm" svg:y="17.5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9" draw:text-style-name="P5" draw:layer="layout" svg:width="0.364cm" svg:height="0.344cm" svg:x="3.728cm" svg:y="15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8" draw:text-style-name="P4" draw:layer="layout" svg:width="0.364cm" svg:height="0.344cm" svg:x="2.516cm" svg:y="16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" draw:style-name="gr63" draw:text-style-name="P1" draw:layer="layout" svg:width="2.41cm" svg:height="2.268cm" svg:x="0.3cm" svg:y="15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3" draw:text-style-name="P1" draw:layer="layout" svg:width="2.41cm" svg:height="2.268cm" svg:x="18.675cm" svg:y="15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19" draw:text-style-name="P5" draw:layer="layout" svg:width="0.364cm" svg:height="0.344cm" svg:x="3.729cm" svg:y="17.5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3" draw:style-name="gr63" draw:text-style-name="P1" draw:layer="layout" svg:width="2.41cm" svg:height="2.268cm" svg:x="7.555cm" svg:y="15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8" draw:text-style-name="P4" draw:layer="layout" svg:width="0.364cm" svg:height="0.344cm" svg:x="9.771cm" svg:y="16.43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8" draw:text-style-name="P4" draw:layer="layout" svg:width="0.364cm" svg:height="0.344cm" svg:x="13.681cm" svg:y="16.43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6" draw:style-name="gr63" draw:text-style-name="P1" draw:layer="layout" svg:width="2.41cm" svg:height="2.268cm" svg:x="11.455cm" svg:y="15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2" draw:style-name="gr18" draw:text-style-name="P4" draw:layer="layout" svg:width="0.364cm" svg:height="0.344cm" svg:x="16.325cm" svg:y="10.5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8" draw:text-style-name="P4" draw:layer="layout" svg:width="0.364cm" svg:height="0.344cm" svg:x="20.926cm" svg:y="16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8" draw:style-name="gr63" draw:text-style-name="P1" draw:layer="layout" svg:width="2.41cm" svg:height="2.268cm" svg:x="4.5cm" svg:y="6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63" draw:text-style-name="P1" draw:layer="layout" svg:width="2.41cm" svg:height="2.268cm" svg:x="11.775cm" svg:y="6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3" draw:text-style-name="P1" draw:layer="layout" svg:width="2.41cm" svg:height="2.268cm" svg:x="6.943cm" svg:y="6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63" draw:text-style-name="P1" draw:layer="layout" svg:width="2.41cm" svg:height="2.268cm" svg:x="9.354cm" svg:y="6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5" draw:text-style-name="P3" draw:layer="layout" svg:width="0.816cm" svg:height="1.013cm" svg:x="7.739cm" svg:y="7.3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6" draw:text-style-name="P3" draw:layer="layout" svg:width="0.816cm" svg:height="1.013cm" svg:x="10.151cm" svg:y="7.3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7" draw:style-name="gr18" draw:text-style-name="P4" draw:layer="layout" svg:width="0.364cm" svg:height="0.344cm" svg:x="9.169cm" svg:y="7.6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8" draw:text-style-name="P4" draw:layer="layout" svg:width="0.364cm" svg:height="0.344cm" svg:x="11.57cm" svg:y="7.6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9" draw:text-style-name="P5" draw:layer="layout" svg:width="0.364cm" svg:height="0.344cm" svg:x="7.966cm" svg:y="6.47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9" draw:text-style-name="P5" draw:layer="layout" svg:width="0.364cm" svg:height="0.344cm" svg:x="10.377cm" svg:y="6.44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19" draw:text-style-name="P5" draw:layer="layout" svg:width="0.364cm" svg:height="0.344cm" svg:x="7.966cm" svg:y="8.8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9" draw:text-style-name="P5" draw:layer="layout" svg:width="0.364cm" svg:height="0.344cm" svg:x="10.377cm" svg:y="8.7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8" draw:text-style-name="P4" draw:layer="layout" svg:width="0.364cm" svg:height="0.344cm" svg:x="6.763cm" svg:y="7.6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" draw:style-name="gr87" draw:text-style-name="P3" draw:layer="layout" svg:width="0.816cm" svg:height="1.013cm" svg:x="12.571cm" svg:y="7.3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8" draw:text-style-name="P3" draw:layer="layout" svg:width="0.816cm" svg:height="1.013cm" svg:x="5.292cm" svg:y="7.3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7" draw:style-name="gr18" draw:text-style-name="P4" draw:layer="layout" svg:width="0.364cm" svg:height="0.344cm" svg:x="14.025cm" svg:y="7.6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9" draw:text-style-name="P5" draw:layer="layout" svg:width="0.364cm" svg:height="0.344cm" svg:x="12.817cm" svg:y="6.4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9" draw:text-style-name="P5" draw:layer="layout" svg:width="0.364cm" svg:height="0.344cm" svg:x="12.822cm" svg:y="8.7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9" draw:text-style-name="P5" draw:layer="layout" svg:width="0.364cm" svg:height="0.344cm" svg:x="5.528cm" svg:y="6.5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8" draw:text-style-name="P4" draw:layer="layout" svg:width="0.364cm" svg:height="0.344cm" svg:x="4.316cm" svg:y="7.6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3" draw:style-name="gr63" draw:text-style-name="P1" draw:layer="layout" svg:width="2.41cm" svg:height="2.268cm" svg:x="2.1cm" svg:y="6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3" draw:text-style-name="P1" draw:layer="layout" svg:width="2.41cm" svg:height="2.268cm" svg:x="14.175cm" svg:y="6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9" draw:style-name="gr19" draw:text-style-name="P5" draw:layer="layout" svg:width="0.364cm" svg:height="0.344cm" svg:x="5.529cm" svg:y="8.7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8" draw:text-style-name="P4" draw:layer="layout" svg:width="0.364cm" svg:height="0.344cm" svg:x="16.326cm" svg:y="7.6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7" draw:style-name="gr63" draw:text-style-name="P1" draw:layer="layout" svg:width="2.41cm" svg:height="2.268cm" svg:x="4.5cm" svg:y="3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3" draw:text-style-name="P1" draw:layer="layout" svg:width="2.41cm" svg:height="2.268cm" svg:x="11.775cm" svg:y="3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3" draw:text-style-name="P1" draw:layer="layout" svg:width="2.41cm" svg:height="2.268cm" svg:x="6.943cm" svg:y="3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3" draw:text-style-name="P1" draw:layer="layout" svg:width="2.41cm" svg:height="2.268cm" svg:x="9.354cm" svg:y="3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9" draw:text-style-name="P3" draw:layer="layout" svg:width="0.816cm" svg:height="1.013cm" svg:x="7.739cm" svg:y="4.4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0" draw:text-style-name="P3" draw:layer="layout" svg:width="0.816cm" svg:height="1.013cm" svg:x="10.151cm" svg:y="4.4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2" draw:style-name="gr18" draw:text-style-name="P4" draw:layer="layout" svg:width="0.364cm" svg:height="0.344cm" svg:x="9.169cm" svg:y="4.7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8" draw:text-style-name="P4" draw:layer="layout" svg:width="0.364cm" svg:height="0.344cm" svg:x="11.57cm" svg:y="4.7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19" draw:text-style-name="P5" draw:layer="layout" svg:width="0.364cm" svg:height="0.344cm" svg:x="7.966cm" svg:y="3.57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19" draw:text-style-name="P5" draw:layer="layout" svg:width="0.364cm" svg:height="0.344cm" svg:x="10.377cm" svg:y="3.54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8" draw:style-name="gr19" draw:text-style-name="P5" draw:layer="layout" svg:width="0.364cm" svg:height="0.344cm" svg:x="7.966cm" svg:y="5.9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2" draw:style-name="gr19" draw:text-style-name="P5" draw:layer="layout" svg:width="0.364cm" svg:height="0.344cm" svg:x="10.377cm" svg:y="5.8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3" draw:style-name="gr18" draw:text-style-name="P4" draw:layer="layout" svg:width="0.364cm" svg:height="0.344cm" svg:x="6.763cm" svg:y="4.7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1" draw:style-name="gr91" draw:text-style-name="P3" draw:layer="layout" svg:width="0.816cm" svg:height="1.013cm" svg:x="12.571cm" svg:y="4.4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2" draw:text-style-name="P3" draw:layer="layout" svg:width="0.816cm" svg:height="1.013cm" svg:x="5.292cm" svg:y="4.4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7" draw:style-name="gr18" draw:text-style-name="P4" draw:layer="layout" svg:width="0.364cm" svg:height="0.344cm" svg:x="14.025cm" svg:y="4.7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19" draw:text-style-name="P5" draw:layer="layout" svg:width="0.364cm" svg:height="0.344cm" svg:x="12.817cm" svg:y="3.5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19" draw:text-style-name="P5" draw:layer="layout" svg:width="0.364cm" svg:height="0.344cm" svg:x="12.822cm" svg:y="5.8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19" draw:text-style-name="P5" draw:layer="layout" svg:width="0.364cm" svg:height="0.344cm" svg:x="5.528cm" svg:y="3.6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7" draw:style-name="gr18" draw:text-style-name="P4" draw:layer="layout" svg:width="0.364cm" svg:height="0.344cm" svg:x="4.316cm" svg:y="4.7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3" draw:style-name="gr63" draw:text-style-name="P1" draw:layer="layout" svg:width="2.41cm" svg:height="2.268cm" svg:x="2.1cm" svg:y="3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3" draw:text-style-name="P1" draw:layer="layout" svg:width="2.41cm" svg:height="2.268cm" svg:x="14.175cm" svg:y="3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8" draw:style-name="gr19" draw:text-style-name="P5" draw:layer="layout" svg:width="0.364cm" svg:height="0.344cm" svg:x="5.529cm" svg:y="5.8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2" draw:style-name="gr18" draw:text-style-name="P4" draw:layer="layout" svg:width="0.364cm" svg:height="0.344cm" svg:x="16.326cm" svg:y="4.7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7" draw:style-name="gr63" draw:text-style-name="P1" draw:layer="layout" svg:width="2.41cm" svg:height="2.268cm" svg:x="4.5cm" svg:y="0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63" draw:text-style-name="P1" draw:layer="layout" svg:width="2.41cm" svg:height="2.268cm" svg:x="11.775cm" svg:y="0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63" draw:text-style-name="P1" draw:layer="layout" svg:width="2.41cm" svg:height="2.268cm" svg:x="6.943cm" svg:y="0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63" draw:text-style-name="P1" draw:layer="layout" svg:width="2.41cm" svg:height="2.268cm" svg:x="9.354cm" svg:y="0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3" draw:text-style-name="P3" draw:layer="layout" svg:width="0.816cm" svg:height="1.013cm" svg:x="7.739cm" svg:y="1.6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4" draw:text-style-name="P3" draw:layer="layout" svg:width="0.816cm" svg:height="1.013cm" svg:x="10.151cm" svg:y="1.6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3" draw:style-name="gr18" draw:text-style-name="P4" draw:layer="layout" svg:width="0.364cm" svg:height="0.344cm" svg:x="9.169cm" svg:y="1.9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4" draw:style-name="gr18" draw:text-style-name="P4" draw:layer="layout" svg:width="0.364cm" svg:height="0.344cm" svg:x="11.57cm" svg:y="1.9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" draw:style-name="gr19" draw:text-style-name="P5" draw:layer="layout" svg:width="0.364cm" svg:height="0.344cm" svg:x="7.966cm" svg:y="0.77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6" draw:style-name="gr19" draw:text-style-name="P5" draw:layer="layout" svg:width="0.364cm" svg:height="0.344cm" svg:x="10.377cm" svg:y="0.74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7" draw:style-name="gr19" draw:text-style-name="P5" draw:layer="layout" svg:width="0.364cm" svg:height="0.344cm" svg:x="7.966cm" svg:y="3.1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2" draw:style-name="gr19" draw:text-style-name="P5" draw:layer="layout" svg:width="0.364cm" svg:height="0.344cm" svg:x="10.377cm" svg:y="3.0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18" draw:text-style-name="P4" draw:layer="layout" svg:width="0.364cm" svg:height="0.344cm" svg:x="6.763cm" svg:y="1.9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7" draw:style-name="gr95" draw:text-style-name="P3" draw:layer="layout" svg:width="0.816cm" svg:height="1.013cm" svg:x="12.571cm" svg:y="1.6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6" draw:text-style-name="P3" draw:layer="layout" svg:width="0.816cm" svg:height="1.013cm" svg:x="5.292cm" svg:y="1.6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4" draw:style-name="gr18" draw:text-style-name="P4" draw:layer="layout" svg:width="0.364cm" svg:height="0.344cm" svg:x="14.025cm" svg:y="1.9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5" draw:style-name="gr19" draw:text-style-name="P5" draw:layer="layout" svg:width="0.364cm" svg:height="0.344cm" svg:x="12.817cm" svg:y="0.7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6" draw:style-name="gr19" draw:text-style-name="P5" draw:layer="layout" svg:width="0.364cm" svg:height="0.344cm" svg:x="12.822cm" svg:y="3.0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7" draw:style-name="gr19" draw:text-style-name="P5" draw:layer="layout" svg:width="0.364cm" svg:height="0.344cm" svg:x="5.528cm" svg:y="0.8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8" draw:style-name="gr18" draw:text-style-name="P4" draw:layer="layout" svg:width="0.364cm" svg:height="0.344cm" svg:x="4.316cm" svg:y="1.9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63" draw:text-style-name="P1" draw:layer="layout" svg:width="2.41cm" svg:height="2.268cm" svg:x="2.1cm" svg:y="0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63" draw:text-style-name="P1" draw:layer="layout" svg:width="2.41cm" svg:height="2.268cm" svg:x="14.175cm" svg:y="0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9" draw:style-name="gr19" draw:text-style-name="P5" draw:layer="layout" svg:width="0.364cm" svg:height="0.344cm" svg:x="5.529cm" svg:y="3.0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18" draw:text-style-name="P4" draw:layer="layout" svg:width="0.364cm" svg:height="0.344cm" svg:x="16.326cm" svg:y="1.9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7" draw:style-name="gr63" draw:text-style-name="P1" draw:layer="layout" svg:width="2.41cm" svg:height="2.268cm" svg:x="4.5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63" draw:text-style-name="P1" draw:layer="layout" svg:width="2.41cm" svg:height="2.268cm" svg:x="11.775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63" draw:text-style-name="P1" draw:layer="layout" svg:width="2.41cm" svg:height="2.268cm" svg:x="6.943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63" draw:text-style-name="P1" draw:layer="layout" svg:width="2.41cm" svg:height="2.268cm" svg:x="9.354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7" draw:text-style-name="P3" draw:layer="layout" svg:width="0.816cm" svg:height="1.013cm" svg:x="7.739cm" svg:y="13.1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98" draw:text-style-name="P3" draw:layer="layout" svg:width="0.816cm" svg:height="1.013cm" svg:x="10.151cm" svg:y="13.1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3" draw:style-name="gr18" draw:text-style-name="P4" draw:layer="layout" svg:width="0.364cm" svg:height="0.344cm" svg:x="9.169cm" svg:y="13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" draw:style-name="gr18" draw:text-style-name="P4" draw:layer="layout" svg:width="0.364cm" svg:height="0.344cm" svg:x="11.57cm" svg:y="13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5" draw:style-name="gr19" draw:text-style-name="P5" draw:layer="layout" svg:width="0.364cm" svg:height="0.344cm" svg:x="7.966cm" svg:y="12.27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8" draw:style-name="gr19" draw:text-style-name="P5" draw:layer="layout" svg:width="0.364cm" svg:height="0.344cm" svg:x="10.377cm" svg:y="12.24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1" draw:style-name="gr19" draw:text-style-name="P5" draw:layer="layout" svg:width="0.364cm" svg:height="0.344cm" svg:x="7.966cm" svg:y="14.61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2" draw:style-name="gr19" draw:text-style-name="P5" draw:layer="layout" svg:width="0.364cm" svg:height="0.344cm" svg:x="10.377cm" svg:y="14.5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3" draw:style-name="gr18" draw:text-style-name="P4" draw:layer="layout" svg:width="0.364cm" svg:height="0.344cm" svg:x="6.763cm" svg:y="13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99" draw:text-style-name="P3" draw:layer="layout" svg:width="0.816cm" svg:height="1.013cm" svg:x="12.571cm" svg:y="13.1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00" draw:text-style-name="P3" draw:layer="layout" svg:width="0.816cm" svg:height="1.013cm" svg:x="5.292cm" svg:y="13.107cm">
          <text:p text:style-name="P2"><text:span text:style-name="T1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4" draw:style-name="gr18" draw:text-style-name="P4" draw:layer="layout" svg:width="0.364cm" svg:height="0.344cm" svg:x="14.025cm" svg:y="13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5" draw:style-name="gr19" draw:text-style-name="P5" draw:layer="layout" svg:width="0.364cm" svg:height="0.344cm" svg:x="12.817cm" svg:y="12.28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6" draw:style-name="gr19" draw:text-style-name="P5" draw:layer="layout" svg:width="0.364cm" svg:height="0.344cm" svg:x="12.822cm" svg:y="14.5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9" draw:style-name="gr19" draw:text-style-name="P5" draw:layer="layout" svg:width="0.364cm" svg:height="0.344cm" svg:x="5.528cm" svg:y="12.3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0" draw:style-name="gr18" draw:text-style-name="P4" draw:layer="layout" svg:width="0.364cm" svg:height="0.344cm" svg:x="4.316cm" svg:y="13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1" draw:style-name="gr63" draw:text-style-name="P1" draw:layer="layout" svg:width="2.41cm" svg:height="2.268cm" svg:x="2.1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63" draw:text-style-name="P1" draw:layer="layout" svg:width="2.41cm" svg:height="2.268cm" svg:x="14.175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1" draw:style-name="gr19" draw:text-style-name="P5" draw:layer="layout" svg:width="0.364cm" svg:height="0.344cm" svg:x="5.529cm" svg:y="14.54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2" draw:style-name="gr18" draw:text-style-name="P4" draw:layer="layout" svg:width="0.364cm" svg:height="0.344cm" svg:x="16.326cm" svg:y="13.43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name="Slide Image Placeholder 3" draw:style-name="gr37" draw:layer="layout" svg:width="15.239cm" svg:height="8.572cm" svg:x="1.905cm" svg:y="3.175cm" draw:page-number="5" presentation:class="page"/>
          <draw:frame draw:name="Notes Placeholder 4" presentation:style-name="pr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06F0000003CF9D2E8AB.png" xlink:type="simple" xlink:show="embed" xlink:actuate="onLoad"/>
    <draw:fill-image draw:name="msFillBitmap_20_10" draw:display-name="msFillBitmap 10" xlink:href="Pictures/10000000000000C70000003DAE89A45D.png" xlink:type="simple" xlink:show="embed" xlink:actuate="onLoad"/>
    <draw:fill-image draw:name="msFillBitmap_20_12" draw:display-name="msFillBitmap 12" xlink:href="Pictures/10000001000000630000003C133E598D.png" xlink:type="simple" xlink:show="embed" xlink:actuate="onLoad"/>
    <draw:fill-image draw:name="msFillBitmap_20_3" draw:display-name="msFillBitmap 3" xlink:href="Pictures/100000010000006E0000003D5C2461ED.png" xlink:type="simple" xlink:show="embed" xlink:actuate="onLoad"/>
    <draw:fill-image draw:name="msFillBitmap_20_5" draw:display-name="msFillBitmap 5" xlink:href="Pictures/10000001000000630000003D32E9DDB6.png" xlink:type="simple" xlink:show="embed" xlink:actuate="onLoad"/>
    <draw:fill-image draw:name="msFillBitmap_20_6" draw:display-name="msFillBitmap 6" xlink:href="Pictures/100000010000004E0000003DB37F3D3B.png" xlink:type="simple" xlink:show="embed" xlink:actuate="onLoad"/>
    <draw:fill-image draw:name="msFillBitmap_20_8" draw:display-name="msFillBitmap 8" xlink:href="Pictures/10000001000000440000003CDC64D0A8.png" xlink:type="simple" xlink:show="embed" xlink:actuate="onLoad"/>
    <draw:fill-image draw:name="msFillBitmap_20_9" draw:display-name="msFillBitmap 9" xlink:href="Pictures/10000000000000F00000003D608CF908.png" xlink:type="simple" xlink:show="embed" xlink:actuate="onLoad"/>
    <draw:marker draw:name="Arrow" svg:viewBox="0 0 20 30" svg:d="M10 0l-10 30h20z"/>
    <draw:marker draw:name="msArrowOpenEnd_20_5_20_35" draw:display-name="msArrowOpenEnd 5 35" svg:viewBox="0 0 350 350" svg:d="M175 0l175 312-38 38-112-213v213h-50v-213l-113 213-37-3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肖 茂超</meta:initial-creator>
    <meta:editing-cycles>362</meta:editing-cycles>
    <meta:creation-date>2023-11-06T14:32:22</meta:creation-date>
    <dc:date>2025-01-21T18:20:52.204419344</dc:date>
    <meta:editing-duration>P1DT2H38M26S</meta:editing-duration>
    <meta:generator>LibreOffice/24.2.7.2$Linux_X86_64 LibreOffice_project/420$Build-2</meta:generator>
    <meta:document-statistic meta:object-count="582"/>
    <meta:user-defined meta:name="AppVersion">16.0000</meta:user-defined>
    <meta:user-defined meta:name="Notes" meta:value-type="float">3</meta:user-defined>
    <meta:user-defined meta:name="PresentationFormat">Widescreen</meta:user-defined>
    <meta:user-defined meta:name="Slides" meta:value-type="float">3</meta:user-defined>
  </office:meta>
</office:document-meta>
</file>